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Фамилия">
            <text:p>Фамилия</text:p>
          </table:table-cell>
          <table:table-cell table:style-name="pd1" office:value-type="string" office:value="Имя">
            <text:p>Имя</text:p>
          </table:table-cell>
          <table:table-cell table:style-name="pd1" office:value-type="string" office:value="Возраст">
            <text:p>Возраст</text:p>
          </table:table-cell>
          <table:table-cell table:style-name="pd1" office:value-type="string" office:value="Должность">
            <text:p>Должность</text:p>
          </table:table-cell>
        </table:table-row>
        <table:table-row>
          <table:table-cell office:value-type="string" office:value="Иванов">
            <text:p>Иванов</text:p>
          </table:table-cell>
          <table:table-cell office:value-type="string" office:value="Алексей">
            <text:p>Алексей</text:p>
          </table:table-cell>
          <table:table-cell office:value-type="float" office:value="34">
            <text:p>34</text:p>
          </table:table-cell>
          <table:table-cell office:value-type="string" office:value="Инженер">
            <text:p>Инженер</text:p>
          </table:table-cell>
        </table:table-row>
        <table:table-row>
          <table:table-cell office:value-type="string" office:value="Петров">
            <text:p>Петров</text:p>
          </table:table-cell>
          <table:table-cell office:value-type="string" office:value="Николай">
            <text:p>Николай</text:p>
          </table:table-cell>
          <table:table-cell office:value-type="float" office:value="29">
            <text:p>29</text:p>
          </table:table-cell>
          <table:table-cell office:value-type="string" office:value="Менеджер">
            <text:p>Менеджер</text:p>
          </table:table-cell>
        </table:table-row>
        <table:table-row>
          <table:table-cell office:value-type="string" office:value="Сидоров">
            <text:p>Сидоров</text:p>
          </table:table-cell>
          <table:table-cell office:value-type="string" office:value="Мария">
            <text:p>Мария</text:p>
          </table:table-cell>
          <table:table-cell office:value-type="float" office:value="42">
            <text:p>42</text:p>
          </table:table-cell>
          <table:table-cell office:value-type="string" office:value="Бухгалтер">
            <text:p>Бухгалтер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